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UtilsTests.toObjectArrayWithNonPrimitiv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nullSafeHashCodeWithObject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contains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bjectUtilsTests.isPrimitiveOrWrapperWithBytePrimitiv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isPrimitiveOrWrapperWithDoublePrimitiv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HashCodeWithObjectBeingFloa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UtilsTests.isEmp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UtilsTests.nullSafeToStringWithBoolean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addObjectToArrayWhen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UtilsTests.nullSafeHashCodeWithObjectBeingBoolean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UtilsTests.isEmpt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UtilsTests.nullSafeToStringWithByteArrayBeing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nullSafeHashCodeWithLong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isEmpty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UtilsTests.nullSafeToStringWith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nullSafeToStringWithLong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ToStringWithShor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isPrimitiveOrWrapperWithCharac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ToStringWithObject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ToStringWithLo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isArrayOfPrimitivesWithNon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isArrayOfPrimitivesWithBoolean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ToStringWithShort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HashCodeWithObjectBeing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UtilsTests.isCompatibleWithThrowsClaus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ObjectUtilsTests.nullSafeToStringWithDouble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HashCodeWithChar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ToStringWithDoubl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isPrimitiveOrWrapperWithFloatPrimitiv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isPrimitiveOrWrapperWithLongWrap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ToStringWithPlainOl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ToStringWithInt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isPrimitiveOrWrapperWithShortWrap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isPrimitiveOrWrapperWithLongPrimitiv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ToStringWithFloa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isPrimitiveOrWrapperWithFloatWrap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isPrimitiveOrWrapperWithNonPrimitiveOrWrap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HashCodeWith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UtilsTests.isPrimitiveOrWrapperWithDoubleWrap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HashCodeWithObjectBeing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UtilsTests.nullSafeHashCodeWithObjectBeingCha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UtilsTests.assertEqualHashCodes( int expected , Object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UtilsTests.nullSafeToStringWithLongArrayBeing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nullSafeHashCodeWithBoolean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addObjectToArraySunny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UtilsTests.isPrimitiveOrWrapperWithShortPrimitiv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HashCodeWithCha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UtilsTests.isPrimitiveOrWrapperWithInteg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isPrimitiveOrWrapperWithIn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HashCodeWith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toObject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UtilsTests.nullSafeHashCodeWith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UtilsTests.nullSafeToStringWithBooleanArrayBeing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isPrimitiveOrWrapperWithBooleanPrimitiv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toObjectArray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UtilsTests.nullSafeHashCodeWithLo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jectUtilsTests.toObjectArrayWithEmptyPrimitiv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UtilsTests.nullSafeToStringWithIntArrayBeing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isPrimitiveOrWrapperWithCha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isEmpty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ToStringWithShortArrayBeing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nullSafeEqualsWith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addObjectToNull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UtilsTests.nullSafeHashCodeWithFloa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UtilsTests.isEmptyChar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UtilsTests.isPrimitiveOrWrapperWithBooleanWrap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ToStringWithObjectArrayBeing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nullSafeToStringWithCharArrayBeing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nullSafeHashCodeWithInt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ToStringWithFloatArrayBeing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addNullObjectToNull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UtilsTests.nullSafeHashCodeWithFloat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ToStringWithStringArrayBeing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is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UtilsTests.nullSafeToStringWith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nullSafeHashCodeWithShort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HashCodeWithShor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UtilsTests.nullSafeHashCodeWithObject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caseInsensitiveValueO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UtilsTests.isArrayOfPrimitivesWithObjec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HashCodeWithObjec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UtilsTests.nullSafeToStringWithBoolean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isEmptyUnsupported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nullSafeHashCodeWithObjectBeingObjec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UtilsTests.nullSafeHashCodeWithByte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addObjectToSingleNonNullEleme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jectUtilsTests.nullSafeToStringWithObjec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nullSafeHashCodeWithDoubl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jectUtilsTests.nullSafeHashCodeWithObjectBeingShor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UtilsTests.nullSafeToStringWithString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ToStringWithByte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HashCodeWithObjectBeingLo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UtilsTests.isPrimitiveOrWrapperWithByteWrap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identity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UtilsTests.toObjectArrayWithNonArra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nullSafeHashCodeWithBoolean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UtilsTests.identityToStringWithNull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ToStringWithFloat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nullSafeHashCodeWithDouble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Tests.addObjectToArraysA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UtilsTests.nullSafeHashCodeWithObjectBeingDoubl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UtilsTests.nullSafeToStringWithDoubleArrayBeing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nullSafeToStringWithStr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containsConst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bjectUtilsTests.addObjectToSingleNullEleme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UtilsTests.nullSafeToStringWithCha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UtilsTests.nullSafeToStringWithCharArrayEqual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